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d15" officeooo:paragraph-rsid="00128d15"/>
    </style:style>
    <style:style style:name="P2" style:family="paragraph" style:parent-style-name="Standard">
      <style:text-properties officeooo:rsid="001463b8" officeooo:paragraph-rsid="001463b8"/>
    </style:style>
    <style:style style:name="P3" style:family="paragraph" style:parent-style-name="Standard">
      <style:text-properties officeooo:rsid="00154719" officeooo:paragraph-rsid="00154719"/>
    </style:style>
    <style:style style:name="T1" style:family="text">
      <style:text-properties officeooo:rsid="0013f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g++ opencv.cpp -o app `pkg-config --cflags --libs opencv: <text:span text:style-name="T1">opencv </text:span></text:p>
      <text:p text:style-name="P1">Gym commands quick reference:</text:p>
      <text:p text:style-name="P1"/>
      <text:p text:style-name="P2">PPO:</text:p>
      <text:p text:style-name="P1">python ppo.py --env Pendulum-v0</text:p>
      <text:p text:style-name="P1"/>
      <text:p text:style-name="P2">PLOT:</text:p>
      <text:p text:style-name="P1">python -m spinup.run plot /home/lucifer/spinningup/data/ppo/ppo_s0</text:p>
      <text:p text:style-name="P1"/>
      <text:p text:style-name="P2">POLICY:</text:p>
      <text:p text:style-name="P2">python -m spinup.run test_policy /home/lucifer/spinningup/data/ppo/ppo_s0</text:p>
      <text:p text:style-name="P1"/>
      <text:p text:style-name="P1"/>
      <text:p text:style-name="P1"/>
      <text:p text:style-name="P3">WITHOUT PPO:</text:p>
      <text:p text:style-name="P3">python -m spinup.run ppo --hid "[32,32]" --env Pendulum-v0 --exp_name pend2 --gamma 0.999 --epochs 200</text:p>
      <text:p text:style-name="P3"/>
      <text:p text:style-name="P3">PLOT:</text:p>
      <text:p text:style-name="P3">python -m spinup.run plot /home/lucifer/spinningup/data/pend2/pend2_s0</text:p>
      <text:p text:style-name="P3"/>
      <text:p text:style-name="P3">POLICY:</text:p>
      <text:p text:style-name="P3">python -m spinup.run test_policy /home/lucifer/spinningup/data/pend2/pend2_s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3:50:30.831627906</meta:creation-date>
    <dc:date>2020-03-11T23:55:29.935522219</dc:date>
    <meta:editing-duration>PT4M5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6" meta:character-count="554" meta:non-whitespace-character-count="508"/>
  </office:meta>
</office:document-meta>
</file>